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lo di prova</text:p>
      <text:p text:style-name="Standard"/>
      <text:p text:style-name="Standard">Pratica numero [numero] presentata il [data_presentazione]</text:p>
      <text:p text:style-name="Standard">Protocollo [protocollo] del [data_protocollo]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o Ruggeri</meta:initial-creator>
    <meta:creation-date>2014-04-07T10:46:18.22</meta:creation-date>
    <dc:date>2014-04-07T10:49:09.74</dc:date>
    <dc:creator>Roberto Ruggeri</dc:creator>
    <meta:editing-duration>PT2M51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3" meta:word-count="13" meta:character-count="119"/>
  </office:meta>
</office:document-meta>
</file>